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left" draw:textarea-vertical-align="middle" draw:auto-grow-width="true" fo:min-height="0.708cm" fo:min-width="5.047cm" fo:padding-top="0cm" fo:padding-bottom="0cm" fo:padding-left="0cm" fo:padding-right="0cm" draw:shadow="hidden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opacity="20%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26cm" svg:stroke-color="#000000" draw:stroke-linejoin="miter" svg:stroke-linecap="butt" draw:fill="none" draw:fill-color="#ffffff" draw:textarea-horizontal-align="center" draw:textarea-vertical-align="middle" fo:padding-top="0.138cm" fo:padding-bottom="0.138cm" fo:padding-left="0.263cm" fo:padding-right="0.263cm"/>
    </style:style>
    <style:style style:name="gr5" style:family="graphic" style:parent-style-name="standard">
      <style:graphic-properties draw:stroke="solid" draw:stroke-dash="Dashed_20__28_var_29__20_4" svg:stroke-width="0.026cm" svg:stroke-color="#000000" draw:stroke-linejoin="miter" svg:stroke-linecap="butt" draw:textarea-horizontal-align="center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382cm" fo:min-width="1.77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382cm" fo:min-width="2.1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382cm" fo:min-width="2.22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382cm" fo:min-width="1.74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382cm" fo:min-width="1.843cm" fo:padding-top="0cm" fo:padding-bottom="0cm" fo:padding-left="0cm" fo:padding-right="0cm"/>
    </style:style>
    <style:style style:name="gr11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c0c0c0" draw:opacity="20%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382cm" fo:min-width="1.01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382cm" fo:min-width="2.49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82cm" fo:min-width="2.70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82cm" fo:min-width="1.05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82cm" fo:min-width="1.35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82cm" fo:min-width="2.42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82cm" fo:min-width="2.639cm" fo:padding-top="0cm" fo:padding-bottom="0cm" fo:padding-left="0cm" fo:padding-right="0cm"/>
    </style:style>
    <style:style style:name="P1" style:family="paragraph">
      <loext:graphic-properties draw:fill="solid" draw:fill-color="#eeeeee"/>
      <style:paragraph-properties fo:text-align="center"/>
      <style:text-properties fo:color="#eeeeee" style:text-outline="false" style:text-line-through-style="none" style:text-line-through-type="none" style:font-name="Arial" fo:font-size="18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font-name-complex="Arial" style:font-size-complex="18pt" style:text-scale="100%" style:text-overline-style="none" style:text-overline-color="font-color"/>
    </style:style>
    <style:style style:name="P2" style:family="paragraph">
      <loext:graphic-properties draw:fill="solid" draw:fill-color="#c0c0c0" draw:opacity="20%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color="#000000" style:text-outline="false" style:text-line-through-style="none" style:text-line-through-type="none" style:font-name="Arial" fo:font-size="9.80000019073486pt" fo:font-style="normal" fo:text-shadow="none" style:text-underline-style="none" fo:font-weight="bold" style:text-underline-mode="continuous" style:text-overline-mode="continuous" style:text-line-through-mode="continuous" style:font-name-asian="Arial" style:font-size-asian="9.80000019073486pt" style:font-name-complex="Arial" style:font-size-complex="9.80000019073486pt" style:text-scale="100%" style:text-overline-style="none" style:text-overline-color="font-color"/>
    </style:style>
    <style:style style:name="P7" style:family="paragraph">
      <loext:graphic-properties draw:fill="none" draw:fill-color="#ffffff"/>
      <style:text-properties fo:color="#000000" style:text-outline="false" style:text-line-through-style="none" style:text-line-through-type="none" style:font-name="Arial" fo:font-size="9.80000019073486pt" fo:font-style="normal" fo:text-shadow="none" style:text-underline-style="none" fo:font-weight="bold" style:text-underline-mode="continuous" style:text-overline-mode="continuous" style:text-line-through-mode="continuous" style:font-name-asian="Arial" style:font-size-asian="9.80000019073486pt" style:font-name-complex="Arial" style:font-size-complex="9.80000019073486pt" style:text-scale="100%" style:text-overline-style="none" style:text-overline-color="font-color"/>
    </style:style>
    <style:style style:name="P8" style:family="paragraph">
      <style:text-properties fo:color="#000000" style:text-outline="false" style:text-line-through-style="none" style:text-line-through-type="none" style:font-name="Arial" fo:font-size="9.80000019073486pt" fo:font-style="normal" fo:text-shadow="none" style:text-underline-style="none" fo:font-weight="normal" style:text-underline-mode="continuous" style:text-overline-mode="continuous" style:text-line-through-mode="continuous" style:font-name-asian="Arial" style:font-size-asian="9.80000019073486pt" style:font-name-complex="Arial" style:font-size-complex="9.80000019073486pt" style:text-scale="100%" style:text-overline-style="none" style:text-overline-color="font-color"/>
    </style:style>
    <style:style style:name="P9" style:family="paragraph">
      <loext:graphic-properties draw:fill="none" draw:fill-color="#ffffff"/>
      <style:text-properties fo:color="#000000" style:text-outline="false" style:text-line-through-style="none" style:text-line-through-type="none" style:font-name="Arial" fo:font-size="9.80000019073486pt" fo:font-style="normal" fo:text-shadow="none" style:text-underline-style="none" fo:font-weight="normal" style:text-underline-mode="continuous" style:text-overline-mode="continuous" style:text-line-through-mode="continuous" style:font-name-asian="Arial" style:font-size-asian="9.80000019073486pt" style:font-name-complex="Arial" style:font-size-complex="9.8000001907348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139cm" svg:height="0.008cm" svg:x="6.816cm" svg:y="10.743cm" svg:viewBox="0 0 140 9" svg:d="M140 0c-20 6-43 9-69 9-27 0-50-3-71-9z">
          <text:p/>
        </draw:path>
        <draw:polygon draw:style-name="gr1" draw:text-style-name="P1" draw:layer="layout" svg:width="0.357cm" svg:height="0cm" svg:x="7.163cm" svg:y="10.743cm" svg:viewBox="0 0 358 1" draw:points="0,1 0,0 358,0 358,1 296,1 296,0 58,0 58,1">
          <text:p/>
        </draw:polygon>
        <draw:polygon draw:style-name="gr1" draw:text-style-name="P1" draw:layer="layout" svg:width="0.4cm" svg:height="0cm" svg:x="7.622cm" svg:y="10.743cm" svg:viewBox="0 0 401 1" draw:points="0,1 0,0 400,0 401,1 325,1 324,0 60,0 60,1">
          <text:p/>
        </draw:polygon>
        <draw:polygon draw:style-name="gr1" draw:text-style-name="P1" draw:layer="layout" svg:width="0.338cm" svg:height="0cm" svg:x="8.08cm" svg:y="10.743cm" svg:viewBox="0 0 339 1" draw:points="0,1 0,0 339,0 339,1">
          <text:p/>
        </draw:polygon>
        <draw:path draw:style-name="gr1" draw:text-style-name="P1" draw:layer="layout" svg:width="0.138cm" svg:height="0.008cm" svg:x="8.649cm" svg:y="10.743cm" svg:viewBox="0 0 139 9" svg:d="M139 0c-23 6-46 9-69 9-24 0-48-3-70-9z">
          <text:p/>
        </draw:path>
        <draw:polygon draw:style-name="gr1" draw:text-style-name="P1" draw:layer="layout" svg:width="0.059cm" svg:height="0cm" svg:x="9.007cm" svg:y="10.743cm" svg:viewBox="0 0 60 1" draw:points="0,0 60,0 60,1 0,1">
          <text:p/>
        </draw:polygon>
        <draw:path draw:style-name="gr1" draw:text-style-name="P1" draw:layer="layout" svg:width="0.139cm" svg:height="0.008cm" svg:x="9.272cm" svg:y="10.743cm" svg:viewBox="0 0 140 9" svg:d="M140 0c-20 6-41 9-64 9-28 0-54-3-76-9z">
          <text:p/>
        </draw:path>
        <draw:polygon draw:style-name="gr1" draw:text-style-name="P1" draw:layer="layout" svg:width="0.059cm" svg:height="0cm" svg:x="9.714cm" svg:y="10.743cm" svg:viewBox="0 0 60 1" draw:points="0,1 0,0 60,0 60,1">
          <text:p/>
        </draw:polygon>
        <draw:polygon draw:style-name="gr1" draw:text-style-name="P1" draw:layer="layout" svg:width="0.338cm" svg:height="0cm" svg:x="9.989cm" svg:y="10.743cm" svg:viewBox="0 0 339 1" draw:points="0,1 0,0 339,0 339,1">
          <text:p/>
        </draw:polygon>
        <draw:polygon draw:style-name="gr1" draw:text-style-name="P1" draw:layer="layout" svg:width="0.4cm" svg:height="0cm" svg:x="10.412cm" svg:y="10.743cm" svg:viewBox="0 0 401 1" draw:points="0,1 0,0 400,0 401,1 325,1 324,0 60,0 60,1">
          <text:p/>
        </draw:polygon>
        <draw:polygon draw:style-name="gr1" draw:text-style-name="P1" draw:layer="layout" svg:width="0.338cm" svg:height="0cm" svg:x="10.869cm" svg:y="10.743cm" svg:viewBox="0 0 339 1" draw:points="0,1 0,0 339,0 339,1">
          <text:p/>
        </draw:polygon>
        <draw:path draw:style-name="gr1" draw:text-style-name="P1" draw:layer="layout" svg:width="0.191cm" svg:height="0cm" svg:x="11.292cm" svg:y="10.743cm" svg:viewBox="0 0 192 1" svg:d="M0 1v-1h192c-9 1-18 1-28 1z">
          <text:p/>
        </draw:path>
        <draw:path draw:style-name="gr1" draw:text-style-name="P1" draw:layer="layout" svg:width="0.139cm" svg:height="0.008cm" svg:x="12.106cm" svg:y="10.743cm" svg:viewBox="0 0 140 9" svg:d="M140 0c-20 6-43 9-69 9-27 0-50-3-71-9z">
          <text:p/>
        </draw:path>
        <draw:polygon draw:style-name="gr1" draw:text-style-name="P1" draw:layer="layout" svg:width="0.357cm" svg:height="0cm" svg:x="12.453cm" svg:y="10.743cm" svg:viewBox="0 0 358 1" draw:points="0,1 0,0 358,0 358,1 296,1 296,0 58,0 58,1">
          <text:p/>
        </draw:polygon>
        <draw:polygon draw:style-name="gr1" draw:text-style-name="P1" draw:layer="layout" svg:width="0.4cm" svg:height="0cm" svg:x="12.912cm" svg:y="10.743cm" svg:viewBox="0 0 401 1" draw:points="0,1 0,0 400,0 401,1 325,1 324,0 60,0 60,1">
          <text:p/>
        </draw:polygon>
        <draw:path draw:style-name="gr1" draw:text-style-name="P1" draw:layer="layout" svg:width="0.356cm" svg:height="0.461cm" svg:x="11.998cm" svg:y="11.083cm" svg:viewBox="0 0 357 462" svg:d="M297 0h60v263c0 45-5 82-15 108-10 27-29 49-56 66s-62 25-106 25c-43 0-78-7-105-22-27-14-46-36-58-63-11-28-17-66-17-114v-263h60v262c0 40 4 69 11 88 7 18 20 33 38 43s40 15 66 15c44 0 75-10 94-30s28-59 28-116z">
          <text:p/>
        </draw:path>
        <draw:polygon draw:style-name="gr1" draw:text-style-name="P1" draw:layer="layout" svg:width="0.357cm" svg:height="0.454cm" svg:x="12.453cm" svg:y="11.083cm" svg:viewBox="0 0 358 455" draw:points="0,455 0,0 62,0 300,357 300,0 358,0 358,455 296,455 58,97 58,455">
          <text:p/>
        </draw:polygon>
        <draw:path draw:style-name="gr1" draw:text-style-name="P1" draw:layer="layout" svg:width="0.4cm" svg:height="0.454cm" svg:x="12.912cm" svg:y="11.083cm" svg:viewBox="0 0 401 455" svg:d="M0 455v-455h202c40 0 71 4 92 12s38 23 50 44c13 20 19 43 19 68 0 32-10 59-31 82-21 22-53 36-97 42 16 7 28 15 37 22 17 16 34 37 50 61l79 124h-76l-60-95c-18-27-32-48-44-63-11-14-21-24-30-30s-18-10-28-12c-6-2-18-2-33-2h-70v202zM60 201h129c28 0 49-3 65-9 15-6 27-15 35-27 8-13 12-26 12-41 0-21-7-39-23-53s-40-21-74-21h-144z">
          <text:p/>
        </draw:path>
        <draw:path draw:style-name="gr1" draw:text-style-name="P1" draw:layer="layout" svg:width="0.356cm" svg:height="0.461cm" svg:x="11.998cm" svg:y="11.876cm" svg:viewBox="0 0 357 462" svg:d="M297 0h60v263c0 45-5 82-15 108-10 27-29 49-56 66s-62 25-106 25c-43 0-78-7-105-22-27-14-46-36-58-63-11-28-17-66-17-114v-263h60v262c0 40 4 69 11 88 7 18 20 33 38 43s40 15 66 15c44 0 75-10 94-30s28-59 28-116z">
          <text:p/>
        </draw:path>
        <draw:polygon draw:style-name="gr1" draw:text-style-name="P1" draw:layer="layout" svg:width="0.357cm" svg:height="0.454cm" svg:x="12.453cm" svg:y="11.876cm" svg:viewBox="0 0 358 455" draw:points="0,455 0,0 62,0 300,357 300,0 358,0 358,455 296,455 58,97 58,455">
          <text:p/>
        </draw:polygon>
        <draw:path draw:style-name="gr1" draw:text-style-name="P1" draw:layer="layout" svg:width="0.4cm" svg:height="0.454cm" svg:x="12.912cm" svg:y="11.876cm" svg:viewBox="0 0 401 455" svg:d="M0 455v-455h202c40 0 71 4 92 12s38 23 50 44c13 20 19 43 19 68 0 32-10 59-31 82-21 22-53 36-97 42 16 7 28 15 37 22 17 16 34 37 50 61l79 124h-76l-60-95c-18-27-32-48-44-63-11-14-21-24-30-30s-18-10-28-12c-6-2-18-2-33-2h-70v202zM60 201h129c28 0 49-3 65-9 15-6 27-15 35-27 8-13 12-26 12-41 0-21-7-39-23-53s-40-21-74-21h-144z">
          <text:p/>
        </draw:path>
        <draw:path draw:style-name="gr1" draw:text-style-name="P1" draw:layer="layout" svg:width="0.356cm" svg:height="0.461cm" svg:x="11.998cm" svg:y="12.67cm" svg:viewBox="0 0 357 462" svg:d="M297 0h60v263c0 45-5 82-15 108-10 27-29 49-56 66s-62 25-106 25c-43 0-78-7-105-22-27-14-46-36-58-63-11-28-17-66-17-114v-263h60v262c0 40 4 69 11 88 7 18 20 33 38 43s40 15 66 15c44 0 75-10 94-30s28-59 28-116z">
          <text:p/>
        </draw:path>
        <draw:polygon draw:style-name="gr1" draw:text-style-name="P1" draw:layer="layout" svg:width="0.357cm" svg:height="0.454cm" svg:x="12.453cm" svg:y="12.67cm" svg:viewBox="0 0 358 455" draw:points="0,455 0,0 62,0 300,357 300,0 358,0 358,455 296,455 58,97 58,455">
          <text:p/>
        </draw:polygon>
        <draw:path draw:style-name="gr1" draw:text-style-name="P1" draw:layer="layout" svg:width="0.4cm" svg:height="0.454cm" svg:x="12.912cm" svg:y="12.67cm" svg:viewBox="0 0 401 455" svg:d="M0 455v-455h202c40 0 71 4 92 12s38 23 50 44c13 20 19 43 19 68 0 32-10 59-31 82-21 22-53 36-97 42 16 7 28 15 37 22 17 16 34 37 50 61l79 124h-76l-60-95c-18-27-32-48-44-63-11-14-21-24-30-30s-18-10-28-12c-6-2-18-2-33-2h-70v202zM60 201h129c28 0 49-3 65-9 15-6 27-15 35-27 8-13 12-26 12-41 0-21-7-39-23-53s-40-21-74-21h-144z">
          <text:p/>
        </draw:path>
        <draw:path draw:style-name="gr1" draw:text-style-name="P1" draw:layer="layout" svg:width="0.356cm" svg:height="0.461cm" svg:x="11.998cm" svg:y="16.637cm" svg:viewBox="0 0 357 462" svg:d="M297 0h60v263c0 45-5 82-15 108-10 27-29 49-56 66s-62 25-106 25c-43 0-78-7-105-22-27-14-46-36-58-63-11-28-17-66-17-114v-263h60v262c0 40 4 69 11 88 7 18 20 33 38 43s40 15 66 15c44 0 75-10 94-30s28-59 28-116z">
          <text:p/>
        </draw:path>
        <draw:polygon draw:style-name="gr1" draw:text-style-name="P1" draw:layer="layout" svg:width="0.357cm" svg:height="0.454cm" svg:x="12.453cm" svg:y="16.637cm" svg:viewBox="0 0 358 455" draw:points="0,455 0,0 62,0 300,357 300,0 358,0 358,455 296,455 58,97 58,455">
          <text:p/>
        </draw:polygon>
        <draw:path draw:style-name="gr1" draw:text-style-name="P1" draw:layer="layout" svg:width="0.4cm" svg:height="0.454cm" svg:x="12.912cm" svg:y="16.637cm" svg:viewBox="0 0 401 455" svg:d="M0 455v-455h202c40 0 71 4 92 12s38 23 50 44c13 20 19 43 19 68 0 32-10 59-31 82-21 22-53 36-97 42 16 7 28 15 37 22 17 16 34 37 50 61l79 124h-76l-60-95c-18-27-32-48-44-63-11-14-21-24-30-30s-18-10-28-12c-6-2-18-2-33-2h-70v202zM60 201h129c28 0 49-3 65-9 15-6 27-15 35-27 8-13 12-26 12-41 0-21-7-39-23-53s-40-21-74-21h-144z">
          <text:p/>
        </draw:path>
        <draw:polygon draw:style-name="gr1" draw:text-style-name="P1" draw:layer="layout" svg:width="0.338cm" svg:height="0.454cm" svg:x="13.37cm" svg:y="16.637cm" svg:viewBox="0 0 339 455" draw:points="0,455 0,0 329,0 329,54 60,54 60,193 312,193 312,246 60,246 60,401 339,401 339,455">
          <text:p/>
        </draw:polygon>
        <draw:path draw:style-name="gr1" draw:text-style-name="P1" draw:layer="layout" svg:width="0.419cm" svg:height="0.469cm" svg:x="13.777cm" svg:y="16.63cm" svg:viewBox="0 0 420 470" svg:d="M228 284v-53l192-1v169c-29 24-60 41-91 53s-64 18-97 18c-44 0-85-10-121-29-37-19-64-46-83-83-19-36-28-76-28-121 0-44 9-85 28-124 18-38 45-66 80-85 34-19 74-28 120-28 32 0 62 5 89 16 26 11 47 25 62 44s27 44 35 75l-55 15c-6-23-15-42-25-55s-25-24-43-32c-19-8-40-12-63-12-28 0-51 5-71 13s-37 19-49 33-22 29-29 45c-11 28-17 59-17 91 0 41 7 75 21 102s34 48 61 61 55 20 85 20c26 0 51-5 76-15s44-21 57-32v-85z">
          <text:p/>
        </draw:path>
        <draw:path draw:style-name="gr1" draw:text-style-name="P1" draw:layer="layout" svg:width="0.356cm" svg:height="0.461cm" svg:x="11.998cm" svg:y="17.43cm" svg:viewBox="0 0 357 462" svg:d="M297 0h60v263c0 45-5 82-15 108-10 27-29 49-56 66s-62 25-106 25c-43 0-78-7-105-22-27-14-46-36-58-63-11-28-17-66-17-114v-263h60v262c0 40 4 69 11 88 7 18 20 33 38 43s40 15 66 15c44 0 75-10 94-30s28-59 28-116z">
          <text:p/>
        </draw:path>
        <draw:polygon draw:style-name="gr1" draw:text-style-name="P1" draw:layer="layout" svg:width="0.357cm" svg:height="0.454cm" svg:x="12.453cm" svg:y="17.43cm" svg:viewBox="0 0 358 455" draw:points="0,455 0,0 62,0 300,357 300,0 358,0 358,455 296,455 58,97 58,455">
          <text:p/>
        </draw:polygon>
        <draw:path draw:style-name="gr1" draw:text-style-name="P1" draw:layer="layout" svg:width="0.4cm" svg:height="0.454cm" svg:x="12.912cm" svg:y="17.43cm" svg:viewBox="0 0 401 455" svg:d="M0 455v-455h202c40 0 71 4 92 12s38 23 50 44c13 20 19 43 19 68 0 32-10 59-31 82-21 22-53 36-97 42 16 7 28 15 37 22 17 16 34 37 50 61l79 124h-76l-60-95c-18-27-32-48-44-63-11-14-21-24-30-30s-18-10-28-12c-6-2-18-2-33-2h-70v202zM60 201h129c28 0 49-3 65-9 15-6 27-15 35-27 8-13 12-26 12-41 0-21-7-39-23-53s-40-21-74-21h-144z">
          <text:p/>
        </draw:path>
        <draw:polygon draw:style-name="gr1" draw:text-style-name="P1" draw:layer="layout" svg:width="0.338cm" svg:height="0.454cm" svg:x="13.37cm" svg:y="17.43cm" svg:viewBox="0 0 339 455" draw:points="0,455 0,0 329,0 329,54 60,54 60,193 312,193 312,246 60,246 60,401 339,401 339,455">
          <text:p/>
        </draw:polygon>
        <draw:path draw:style-name="gr1" draw:text-style-name="P1" draw:layer="layout" svg:width="0.419cm" svg:height="0.469cm" svg:x="13.777cm" svg:y="17.423cm" svg:viewBox="0 0 420 470" svg:d="M228 284v-53l192-1v169c-29 24-60 41-91 53s-64 18-97 18c-44 0-85-10-121-29-37-19-64-46-83-83-19-36-28-76-28-121 0-44 9-85 28-124 18-38 45-66 80-85 34-19 74-28 120-28 32 0 62 5 89 16 26 11 47 25 62 44s27 44 35 75l-55 15c-6-23-15-42-25-55s-25-24-43-32c-19-8-40-12-63-12-28 0-51 5-71 13s-37 19-49 33-22 29-29 45c-11 28-17 59-17 91 0 41 7 75 21 102s34 48 61 61 55 20 85 20c26 0 51-5 76-15s44-21 57-32v-85z">
          <text:p/>
        </draw:path>
        <draw:path draw:style-name="gr1" draw:text-style-name="P1" draw:layer="layout" svg:width="0.356cm" svg:height="0.461cm" svg:x="11.998cm" svg:y="18.224cm" svg:viewBox="0 0 357 462" svg:d="M297 0h60v263c0 45-5 82-15 108-10 27-29 49-56 66s-62 25-106 25c-43 0-78-7-105-22-27-14-46-36-58-63-11-28-17-66-17-114v-263h60v262c0 40 4 69 11 88 7 18 20 33 38 43s40 15 66 15c44 0 75-10 94-30s28-59 28-116z">
          <text:p/>
        </draw:path>
        <draw:polygon draw:style-name="gr1" draw:text-style-name="P1" draw:layer="layout" svg:width="0.357cm" svg:height="0.454cm" svg:x="12.453cm" svg:y="18.224cm" svg:viewBox="0 0 358 455" draw:points="0,455 0,0 62,0 300,357 300,0 358,0 358,455 296,455 58,97 58,455">
          <text:p/>
        </draw:polygon>
        <draw:path draw:style-name="gr1" draw:text-style-name="P1" draw:layer="layout" svg:width="0.4cm" svg:height="0.454cm" svg:x="12.912cm" svg:y="18.224cm" svg:viewBox="0 0 401 455" svg:d="M0 455v-455h202c40 0 71 4 92 12s38 23 50 44c13 20 19 43 19 68 0 32-10 59-31 82-21 22-53 36-97 42 16 7 28 15 37 22 17 16 34 37 50 61l79 124h-76l-60-95c-18-27-32-48-44-63-11-14-21-24-30-30s-18-10-28-12c-6-2-18-2-33-2h-70v202zM60 201h129c28 0 49-3 65-9 15-6 27-15 35-27 8-13 12-26 12-41 0-21-7-39-23-53s-40-21-74-21h-144z">
          <text:p/>
        </draw:path>
        <draw:polygon draw:style-name="gr1" draw:text-style-name="P1" draw:layer="layout" svg:width="0.338cm" svg:height="0.454cm" svg:x="13.37cm" svg:y="18.224cm" svg:viewBox="0 0 339 455" draw:points="0,455 0,0 329,0 329,54 60,54 60,193 312,193 312,246 60,246 60,401 339,401 339,455">
          <text:p/>
        </draw:polygon>
        <draw:path draw:style-name="gr1" draw:text-style-name="P1" draw:layer="layout" svg:width="0.419cm" svg:height="0.469cm" svg:x="13.777cm" svg:y="18.217cm" svg:viewBox="0 0 420 470" svg:d="M228 284v-53l192-1v169c-29 24-60 41-91 53s-64 18-97 18c-44 0-85-10-121-29-37-19-64-46-83-83-19-36-28-76-28-121 0-44 9-85 28-124 18-38 45-66 80-85 34-19 74-28 120-28 32 0 62 5 89 16 26 11 47 25 62 44s27 44 35 75l-55 15c-6-23-15-42-25-55s-25-24-43-32c-19-8-40-12-63-12-28 0-51 5-71 13s-37 19-49 33-22 29-29 45c-11 28-17 59-17 91 0 41 7 75 21 102s34 48 61 61 55 20 85 20c26 0 51-5 76-15s44-21 57-32v-85z">
          <text:p/>
        </draw:path>
        <draw:polygon draw:style-name="gr2" draw:text-style-name="P2" draw:layer="layout" svg:width="4.23cm" svg:height="2.644cm" svg:x="9.436cm" svg:y="11.193cm" svg:viewBox="0 0 4231 2645" draw:points="0,0 4231,0 4231,2645 0,2645">
          <text:p/>
        </draw:polygon>
        <draw:polygon draw:style-name="gr3" draw:text-style-name="P3" draw:layer="layout" svg:width="4.231cm" svg:height="2.644cm" svg:x="9.25cm" svg:y="11.008cm" svg:viewBox="0 0 4232 2645" draw:points="0,0 4232,0 4232,2645 0,2645">
          <text:p/>
        </draw:polygon>
        <draw:polygon draw:style-name="gr4" draw:text-style-name="P4" draw:layer="layout" svg:width="4.231cm" svg:height="2.644cm" svg:x="9.25cm" svg:y="11.008cm" svg:viewBox="0 0 4232 2645" draw:points="0,0 4232,0 4232,2645 0,2645">
          <text:p/>
        </draw:polygon>
        <draw:line draw:style-name="gr5" draw:text-style-name="P5" draw:layer="layout" svg:x1="9.25cm" svg:y1="11.669cm" svg:x2="13.482cm" svg:y2="11.669cm">
          <text:p/>
        </draw:line>
        <draw:line draw:style-name="gr5" draw:text-style-name="P5" draw:layer="layout" svg:x1="9.25cm" svg:y1="12.674cm" svg:x2="13.482cm" svg:y2="12.674cm">
          <text:p/>
        </draw:line>
        <draw:frame draw:style-name="gr6" draw:text-style-name="P7" draw:layer="layout" svg:width="1.776cm" svg:height="0.382cm" svg:x="10.554cm" svg:y="11.212cm">
          <draw:text-box>
            <text:p text:style-name="P6">Instrument</text:p>
          </draw:text-box>
        </draw:frame>
        <draw:frame draw:style-name="gr7" draw:text-style-name="P9" draw:layer="layout" svg:width="2.131cm" svg:height="0.382cm" svg:x="9.383cm" svg:y="11.821cm">
          <draw:text-box>
            <text:p text:style-name="P8">+make: String</text:p>
          </draw:text-box>
        </draw:frame>
        <draw:frame draw:style-name="gr8" draw:text-style-name="P9" draw:layer="layout" svg:width="2.225cm" svg:height="0.382cm" svg:x="9.383cm" svg:y="12.218cm">
          <draw:text-box>
            <text:p text:style-name="P8">+model: String</text:p>
          </draw:text-box>
        </draw:frame>
        <draw:frame draw:style-name="gr9" draw:text-style-name="P9" draw:layer="layout" svg:width="1.748cm" svg:height="0.382cm" svg:x="9.383cm" svg:y="12.826cm">
          <draw:text-box>
            <text:p text:style-name="P8">+getMake()</text:p>
          </draw:text-box>
        </draw:frame>
        <draw:frame draw:style-name="gr10" draw:text-style-name="P9" draw:layer="layout" svg:width="1.843cm" svg:height="0.382cm" svg:x="9.383cm" svg:y="13.223cm">
          <draw:text-box>
            <text:p text:style-name="P8">+getModel()</text:p>
          </draw:text-box>
        </draw:frame>
        <draw:polygon draw:style-name="gr11" draw:text-style-name="P2" draw:layer="layout" svg:width="2.941cm" svg:height="2.248cm" svg:x="7.108cm" svg:y="16.694cm" svg:viewBox="0 0 2942 2249" draw:points="0,0 2942,0 2942,2249 0,2249">
          <text:p/>
        </draw:polygon>
        <draw:polygon draw:style-name="gr12" draw:text-style-name="P3" draw:layer="layout" svg:width="2.941cm" svg:height="2.247cm" svg:x="6.923cm" svg:y="16.509cm" svg:viewBox="0 0 2942 2248" draw:points="0,0 2942,0 2942,2248 0,2248">
          <text:p/>
        </draw:polygon>
        <draw:polygon draw:style-name="gr4" draw:text-style-name="P4" draw:layer="layout" svg:width="2.941cm" svg:height="2.247cm" svg:x="6.923cm" svg:y="16.509cm" svg:viewBox="0 0 2942 2248" draw:points="0,0 2942,0 2942,2248 0,2248">
          <text:p/>
        </draw:polygon>
        <draw:line draw:style-name="gr5" draw:text-style-name="P5" draw:layer="layout" svg:x1="6.923cm" svg:y1="17.17cm" svg:x2="9.865cm" svg:y2="17.17cm">
          <text:p/>
        </draw:line>
        <draw:line draw:style-name="gr5" draw:text-style-name="P5" draw:layer="layout" svg:x1="6.923cm" svg:y1="17.779cm" svg:x2="9.865cm" svg:y2="17.779cm">
          <text:p/>
        </draw:line>
        <draw:frame draw:style-name="gr13" draw:text-style-name="P7" draw:layer="layout" svg:width="1.014cm" svg:height="0.382cm" svg:x="7.925cm" svg:y="16.714cm">
          <draw:text-box>
            <text:p text:style-name="P6">Guitar</text:p>
          </draw:text-box>
        </draw:frame>
        <draw:frame draw:style-name="gr14" draw:text-style-name="P9" draw:layer="layout" svg:width="2.495cm" svg:height="0.382cm" svg:x="7.055cm" svg:y="17.322cm">
          <draw:text-box>
            <text:p text:style-name="P8">+numStrings: int</text:p>
          </draw:text-box>
        </draw:frame>
        <draw:frame draw:style-name="gr15" draw:text-style-name="P9" draw:layer="layout" svg:width="2.703cm" svg:height="0.382cm" svg:x="7.055cm" svg:y="17.931cm">
          <draw:text-box>
            <text:p text:style-name="P8">+getNumStrings()</text:p>
          </draw:text-box>
        </draw:frame>
        <draw:frame draw:style-name="gr16" draw:text-style-name="P9" draw:layer="layout" svg:width="1.06cm" svg:height="0.382cm" svg:x="7.055cm" svg:y="18.327cm">
          <draw:text-box>
            <text:p text:style-name="P8">+play()</text:p>
          </draw:text-box>
        </draw:frame>
        <draw:polygon draw:style-name="gr11" draw:text-style-name="P2" draw:layer="layout" svg:width="2.878cm" svg:height="2.248cm" svg:x="11.551cm" svg:y="16.694cm" svg:viewBox="0 0 2879 2249" draw:points="0,0 2879,0 2879,2249 0,2249">
          <text:p/>
        </draw:polygon>
        <draw:polygon draw:style-name="gr12" draw:text-style-name="P3" draw:layer="layout" svg:width="2.877cm" svg:height="2.247cm" svg:x="11.366cm" svg:y="16.509cm" svg:viewBox="0 0 2878 2248" draw:points="0,0 2878,0 2878,2248 0,2248">
          <text:p/>
        </draw:polygon>
        <draw:polygon draw:style-name="gr4" draw:text-style-name="P4" draw:layer="layout" svg:width="2.877cm" svg:height="2.247cm" svg:x="11.366cm" svg:y="16.509cm" svg:viewBox="0 0 2878 2248" draw:points="0,0 2878,0 2878,2248 0,2248">
          <text:p/>
        </draw:polygon>
        <draw:line draw:style-name="gr5" draw:text-style-name="P5" draw:layer="layout" svg:x1="11.366cm" svg:y1="17.17cm" svg:x2="14.244cm" svg:y2="17.17cm">
          <text:p/>
        </draw:line>
        <draw:line draw:style-name="gr5" draw:text-style-name="P5" draw:layer="layout" svg:x1="11.366cm" svg:y1="17.779cm" svg:x2="14.244cm" svg:y2="17.779cm">
          <text:p/>
        </draw:line>
        <draw:frame draw:style-name="gr17" draw:text-style-name="P7" draw:layer="layout" svg:width="1.355cm" svg:height="0.382cm" svg:x="12.171cm" svg:y="16.714cm">
          <draw:text-box>
            <text:p text:style-name="P6">Trumpet</text:p>
          </draw:text-box>
        </draw:frame>
        <draw:frame draw:style-name="gr18" draw:text-style-name="P9" draw:layer="layout" svg:width="2.432cm" svg:height="0.382cm" svg:x="11.498cm" svg:y="17.322cm">
          <draw:text-box>
            <text:p text:style-name="P8">+numValves: int</text:p>
          </draw:text-box>
        </draw:frame>
        <draw:frame draw:style-name="gr19" draw:text-style-name="P9" draw:layer="layout" svg:width="2.639cm" svg:height="0.382cm" svg:x="11.498cm" svg:y="17.931cm">
          <draw:text-box>
            <text:p text:style-name="P8">+getNumValves()</text:p>
          </draw:text-box>
        </draw:frame>
        <draw:frame draw:style-name="gr16" draw:text-style-name="P9" draw:layer="layout" svg:width="1.06cm" svg:height="0.382cm" svg:x="11.498cm" svg:y="18.327cm">
          <draw:text-box>
            <text:p text:style-name="P8">+play()</text:p>
          </draw:text-box>
        </draw:frame>
        <draw:polyline draw:style-name="gr5" draw:text-style-name="P5" draw:layer="layout" svg:width="1.375cm" svg:height="2.856cm" svg:x="8.192cm" svg:y="13.653cm" svg:viewBox="0 0 1376 2857" draw:points="0,2857 0,2301 1376,2301 1376,0">
          <text:p/>
        </draw:polyline>
        <draw:polygon draw:style-name="gr12" draw:text-style-name="P3" draw:layer="layout" svg:width="0.445cm" svg:height="0.537cm" svg:x="9.345cm" svg:y="13.653cm" svg:viewBox="0 0 446 538" draw:points="446,538 223,0 0,538">
          <text:p/>
        </draw:polygon>
        <draw:polygon draw:style-name="gr4" draw:text-style-name="P4" draw:layer="layout" svg:width="0.445cm" svg:height="0.537cm" svg:x="9.345cm" svg:y="13.653cm" svg:viewBox="0 0 446 538" draw:points="446,538 223,0 0,538">
          <text:p/>
        </draw:polygon>
        <draw:polyline draw:style-name="gr5" draw:text-style-name="P5" draw:layer="layout" svg:width="0.422cm" svg:height="2.856cm" svg:x="12.424cm" svg:y="13.653cm" svg:viewBox="0 0 423 2857" draw:points="423,2857 423,2301 0,2301 0,0">
          <text:p/>
        </draw:polyline>
        <draw:polygon draw:style-name="gr12" draw:text-style-name="P3" draw:layer="layout" svg:width="0.445cm" svg:height="0.537cm" svg:x="12.201cm" svg:y="13.653cm" svg:viewBox="0 0 446 538" draw:points="446,538 223,0 0,538">
          <text:p/>
        </draw:polygon>
        <draw:polygon draw:style-name="gr4" draw:text-style-name="P4" draw:layer="layout" svg:width="0.445cm" svg:height="0.537cm" svg:x="12.201cm" svg:y="13.653cm" svg:viewBox="0 0 446 538" draw:points="446,538 223,0 0,53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6:09:36.829766284</meta:creation-date>
    <dc:date>2019-05-01T16:12:26.896102540</dc:date>
    <meta:editing-duration>PT2M51S</meta:editing-duration>
    <meta:editing-cycles>1</meta:editing-cycles>
    <meta:document-statistic meta:object-count="73"/>
    <meta:generator>LibreOffice/6.1.4.2$MacOSX_X86_64 LibreOffice_project/9d0f32d1f0b509096fd65e0d4bec26ddd1938fd3</meta:generator>
  </office:meta>
</office:document-meta>
</file>